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" manifest:media-type="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484in"/>
    </style:style>
    <style:style style:name="co2" style:family="table-column">
      <style:table-column-properties fo:break-before="auto" style:column-width="1.0583in"/>
    </style:style>
    <style:style style:name="co3" style:family="table-column">
      <style:table-column-properties fo:break-before="auto" style:column-width="0.6866in"/>
    </style:style>
    <style:style style:name="co4" style:family="table-column">
      <style:table-column-properties fo:break-before="auto" style:column-width="0.5937in"/>
    </style:style>
    <style:style style:name="co5" style:family="table-column">
      <style:table-column-properties fo:break-before="auto" style:column-width="0.7902in"/>
    </style:style>
    <style:style style:name="co6" style:family="table-column">
      <style:table-column-properties fo:break-before="auto" style:column-width="0.7382in"/>
    </style:style>
    <style:style style:name="co7" style:family="table-column">
      <style:table-column-properties fo:break-before="auto" style:column-width="0.6354in"/>
    </style:style>
    <style:style style:name="co8" style:family="table-column">
      <style:table-column-properties fo:break-before="auto" style:column-width="0.5634in"/>
    </style:style>
    <style:style style:name="co9" style:family="table-column">
      <style:table-column-properties fo:break-before="auto" style:column-width="0.6043in"/>
    </style:style>
    <style:style style:name="co10" style:family="table-column">
      <style:table-column-properties fo:break-before="auto" style:column-width="0.398in"/>
    </style:style>
    <style:style style:name="co11" style:family="table-column">
      <style:table-column-properties fo:break-before="auto" style:column-width="0.8209in"/>
    </style:style>
    <style:style style:name="co12" style:family="table-column">
      <style:table-column-properties fo:break-before="auto" style:column-width="0.8835in"/>
    </style:style>
    <style:style style:name="co13" style:family="table-column">
      <style:table-column-properties fo:break-before="auto" style:column-width="1.1409in"/>
    </style:style>
    <style:style style:name="co14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118"/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17"/>
    <style:style style:name="ce4" style:family="table-cell" style:parent-style-name="Default" style:data-style-name="N2"/>
    <style:style style:name="ce5" style:family="table-cell" style:parent-style-name="Default" style:data-style-name="N118">
      <style:table-cell-properties style:text-align-source="fix" style:repeat-content="false"/>
      <style:paragraph-properties fo:text-align="end" fo:margin-left="0in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Data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ce3"/>
        <table:table-column table:style-name="co10" table:default-cell-style-name="Default"/>
        <table:table-column table:style-name="co11" table:default-cell-style-name="Default"/>
        <table:table-column table:style-name="co12" table:default-cell-style-name="ce4"/>
        <table:table-column table:style-name="co13" table:default-cell-style-name="ce4"/>
        <table:table-column table:style-name="co12" table:default-cell-style-name="Default"/>
        <table:table-row table:style-name="ro1">
          <table:table-cell office:value-type="string">
            <text:p>JpsiPTCut</text:p>
          </table:table-cell>
          <table:table-cell office:value-type="string">
            <text:p>JpsiPVCHI2Cut</text:p>
          </table:table-cell>
          <table:table-cell office:value-type="string">
            <text:p>MuPTCut</text:p>
          </table:table-cell>
          <table:table-cell office:value-type="string">
            <text:p>MuPCut</text:p>
          </table:table-cell>
          <table:table-cell office:value-type="string">
            <text:p>MuCHI2Cut</text:p>
          </table:table-cell>
          <table:table-cell office:value-type="string">
            <text:p>MuDLLCut</text:p>
          </table:table-cell>
          <table:table-cell office:value-type="string">
            <text:p>Mean</text:p>
          </table:table-cell>
          <table:table-cell office:value-type="string">
            <text:p>Error</text:p>
          </table:table-cell>
          <table:table-cell office:value-type="string">
            <text:p>S</text:p>
          </table:table-cell>
          <table:table-cell table:style-name="ce2" office:value-type="string">
            <text:p>S/(S+B)</text:p>
          </table:table-cell>
          <table:table-cell office:value-type="string">
            <text:p>S/B</text:p>
          </table:table-cell>
          <table:table-cell office:value-type="string">
            <text:p>S/sqrt(S+B)</text:p>
          </table:table-cell>
          <table:table-cell table:style-name="Default" table:number-columns-repeated="2"/>
          <table:table-cell office:value-type="string">
            <text:p>Covariances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8000">
            <text:p>80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99.5">
            <text:p>3099.5</text:p>
          </table:table-cell>
          <table:table-cell table:style-name="ce1" office:value-type="float" office:value="0.0702188">
            <text:p>0.0702</text:p>
          </table:table-cell>
          <table:table-cell office:value-type="float" office:value="61248.3">
            <text:p>61248.3</text:p>
          </table:table-cell>
          <table:table-cell office:value-type="float" office:value="0.600896">
            <text:p>0.601</text:p>
          </table:table-cell>
          <table:table-cell table:style-name="ce3" office:value-type="float" office:value="1.50561">
            <text:p>1.506</text:p>
          </table:table-cell>
          <table:table-cell table:style-name="ce4" office:value-type="float" office:value="191.843">
            <text:p>191.84</text:p>
          </table:table-cell>
          <table:table-cell/>
          <table:table-cell office:value-type="string">
            <text:p>Cut / Mean</text:p>
          </table:table-cell>
          <table:table-cell table:style-name="ce5" table:formula="of:=CORREL('JpsiPVCHI2Cut';'Mean')" office:value-type="float" office:value="-0.345574141975854">
            <text:p>-0.345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700">
            <text:p>700</text:p>
          </table:table-cell>
          <table:table-cell office:value-type="float" office:value="8000">
            <text:p>80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99.47">
            <text:p>3099.47</text:p>
          </table:table-cell>
          <table:table-cell table:style-name="ce1" office:value-type="float" office:value="0.0722337">
            <text:p>0.0722</text:p>
          </table:table-cell>
          <table:table-cell office:value-type="float" office:value="55376.8">
            <text:p>55376.8</text:p>
          </table:table-cell>
          <table:table-cell office:value-type="float" office:value="0.632272">
            <text:p>0.632</text:p>
          </table:table-cell>
          <table:table-cell table:style-name="ce3" office:value-type="float" office:value="1.7194">
            <text:p>1.719</text:p>
          </table:table-cell>
          <table:table-cell table:style-name="ce4" office:value-type="float" office:value="187.118">
            <text:p>187.12</text:p>
          </table:table-cell>
          <table:table-cell/>
          <table:table-cell office:value-type="string">
            <text:p>Cut / Error</text:p>
          </table:table-cell>
          <table:table-cell table:style-name="ce5" table:formula="of:=CORREL('JpsiPVCHI2Cut';'Error')" office:value-type="float" office:value="0.993589921639807">
            <text:p>0.993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700">
            <text:p>700</text:p>
          </table:table-cell>
          <table:table-cell office:value-type="float" office:value="8000">
            <text:p>80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99.47">
            <text:p>3099.47</text:p>
          </table:table-cell>
          <table:table-cell table:style-name="ce1" office:value-type="float" office:value="0.0745254">
            <text:p>0.0745</text:p>
          </table:table-cell>
          <table:table-cell office:value-type="float" office:value="51741.2">
            <text:p>51741.2</text:p>
          </table:table-cell>
          <table:table-cell office:value-type="float" office:value="0.637867">
            <text:p>0.638</text:p>
          </table:table-cell>
          <table:table-cell table:style-name="ce3" office:value-type="float" office:value="1.76141">
            <text:p>1.761</text:p>
          </table:table-cell>
          <table:table-cell table:style-name="ce4" office:value-type="float" office:value="181.67">
            <text:p>181.67</text:p>
          </table:table-cell>
          <table:table-cell/>
          <table:table-cell office:value-type="string">
            <text:p>Cut / S</text:p>
          </table:table-cell>
          <table:table-cell table:style-name="ce5" table:formula="of:=CORREL('JpsiPVCHI2Cut';'S')" office:value-type="float" office:value="-0.994830972364986">
            <text:p>-0.994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700">
            <text:p>700</text:p>
          </table:table-cell>
          <table:table-cell office:value-type="float" office:value="8000">
            <text:p>80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99.47">
            <text:p>3099.47</text:p>
          </table:table-cell>
          <table:table-cell table:style-name="ce1" office:value-type="float" office:value="0.0769987">
            <text:p>0.0770</text:p>
          </table:table-cell>
          <table:table-cell office:value-type="float" office:value="48168.1">
            <text:p>48168.1</text:p>
          </table:table-cell>
          <table:table-cell office:value-type="float" office:value="0.638986">
            <text:p>0.639</text:p>
          </table:table-cell>
          <table:table-cell table:style-name="ce3" office:value-type="float" office:value="1.76998">
            <text:p>1.770</text:p>
          </table:table-cell>
          <table:table-cell table:style-name="ce4" office:value-type="float" office:value="175.439">
            <text:p>175.44</text:p>
          </table:table-cell>
          <table:table-cell/>
          <table:table-cell office:value-type="string">
            <text:p>Cut / S/(S+B)</text:p>
          </table:table-cell>
          <table:table-cell table:style-name="ce5" table:formula="of:=CORREL('JpsiPVCHI2Cut';'S/(S+B)')" office:value-type="float" office:value="0.864321488005802">
            <text:p>0.864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700">
            <text:p>700</text:p>
          </table:table-cell>
          <table:table-cell office:value-type="float" office:value="8000">
            <text:p>80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99.48">
            <text:p>3099.48</text:p>
          </table:table-cell>
          <table:table-cell table:style-name="ce1" office:value-type="float" office:value="0.0795141">
            <text:p>0.0795</text:p>
          </table:table-cell>
          <table:table-cell office:value-type="float" office:value="45045.3">
            <text:p>45045.3</text:p>
          </table:table-cell>
          <table:table-cell office:value-type="float" office:value="0.642009">
            <text:p>0.642</text:p>
          </table:table-cell>
          <table:table-cell table:style-name="ce3" office:value-type="float" office:value="1.79337">
            <text:p>1.793</text:p>
          </table:table-cell>
          <table:table-cell table:style-name="ce4" office:value-type="float" office:value="170.057">
            <text:p>170.06</text:p>
          </table:table-cell>
          <table:table-cell/>
          <table:table-cell office:value-type="string">
            <text:p>Cut / S/B</text:p>
          </table:table-cell>
          <table:table-cell table:style-name="ce5" table:formula="of:=CORREL('JpsiPVCHI2Cut';'S/B')" office:value-type="float" office:value="0.888722555323152">
            <text:p>0.888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700">
            <text:p>700</text:p>
          </table:table-cell>
          <table:table-cell office:value-type="float" office:value="8000">
            <text:p>80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99.46">
            <text:p>3099.46</text:p>
          </table:table-cell>
          <table:table-cell table:style-name="ce1" office:value-type="float" office:value="0.0822919">
            <text:p>0.0823</text:p>
          </table:table-cell>
          <table:table-cell office:value-type="float" office:value="42068.1">
            <text:p>42068.1</text:p>
          </table:table-cell>
          <table:table-cell office:value-type="float" office:value="0.644743">
            <text:p>0.645</text:p>
          </table:table-cell>
          <table:table-cell table:style-name="ce3" office:value-type="float" office:value="1.81486">
            <text:p>1.815</text:p>
          </table:table-cell>
          <table:table-cell table:style-name="ce4" office:value-type="float" office:value="164.691">
            <text:p>164.69</text:p>
          </table:table-cell>
          <table:table-cell/>
          <table:table-cell office:value-type="string">
            <text:p>Cut / S/sqrt(S+B)</text:p>
          </table:table-cell>
          <table:table-cell table:style-name="ce5" table:formula="of:=CORREL('JpsiPVCHI2Cut';'S/sqrt(S+B)')" office:value-type="float" office:value="-0.999701772044576">
            <text:p>-0.999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700">
            <text:p>700</text:p>
          </table:table-cell>
          <table:table-cell office:value-type="float" office:value="8000">
            <text:p>80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99.45">
            <text:p>3099.45</text:p>
          </table:table-cell>
          <table:table-cell table:style-name="ce1" office:value-type="float" office:value="0.0853894">
            <text:p>0.0854</text:p>
          </table:table-cell>
          <table:table-cell office:value-type="float" office:value="39091.9">
            <text:p>39091.9</text:p>
          </table:table-cell>
          <table:table-cell office:value-type="float" office:value="0.646297">
            <text:p>0.646</text:p>
          </table:table-cell>
          <table:table-cell table:style-name="ce3" office:value-type="float" office:value="1.82723">
            <text:p>1.827</text:p>
          </table:table-cell>
          <table:table-cell table:style-name="ce4" office:value-type="float" office:value="158.95">
            <text:p>158.95</text:p>
          </table:table-cell>
          <table:table-cell/>
          <table:table-cell office:value-type="string">
            <text:p>Error / Sig</text:p>
          </table:table-cell>
          <table:table-cell table:style-name="ce1" table:formula="of:=CORREL('Error';'S/sqrt(S+B)')" office:value-type="float" office:value="-0.99523887478857">
            <text:p>-0.995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35">
            <text:p>0.35</text:p>
          </table:table-cell>
          <table:table-cell office:value-type="float" office:value="700">
            <text:p>700</text:p>
          </table:table-cell>
          <table:table-cell office:value-type="float" office:value="8000">
            <text:p>80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99.46">
            <text:p>3099.46</text:p>
          </table:table-cell>
          <table:table-cell table:style-name="ce1" office:value-type="float" office:value="0.0883591">
            <text:p>0.0884</text:p>
          </table:table-cell>
          <table:table-cell office:value-type="float" office:value="36403.9">
            <text:p>36403.9</text:p>
          </table:table-cell>
          <table:table-cell office:value-type="float" office:value="0.64978">
            <text:p>0.650</text:p>
          </table:table-cell>
          <table:table-cell table:style-name="ce3" office:value-type="float" office:value="1.85535">
            <text:p>1.855</text:p>
          </table:table-cell>
          <table:table-cell table:style-name="ce4" office:value-type="float" office:value="153.8">
            <text:p>153.80</text:p>
          </table:table-cell>
          <table:table-cell table:number-columns-repeated="2"/>
          <table:table-cell office:value-type="string">
            <text:p><text:s/>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700">
            <text:p>700</text:p>
          </table:table-cell>
          <table:table-cell office:value-type="float" office:value="8000">
            <text:p>80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99.46">
            <text:p>3099.46</text:p>
          </table:table-cell>
          <table:table-cell table:style-name="ce1" office:value-type="float" office:value="0.0916434">
            <text:p>0.0916</text:p>
          </table:table-cell>
          <table:table-cell office:value-type="float" office:value="33706.6">
            <text:p>33706.6</text:p>
          </table:table-cell>
          <table:table-cell office:value-type="float" office:value="0.653191">
            <text:p>0.653</text:p>
          </table:table-cell>
          <table:table-cell table:style-name="ce3" office:value-type="float" office:value="1.88343">
            <text:p>1.883</text:p>
          </table:table-cell>
          <table:table-cell table:style-name="ce4" office:value-type="float" office:value="148.381">
            <text:p>148.38</text:p>
          </table:table-cell>
          <table:table-cell table:number-columns-repeated="2"/>
          <table:table-cell office:value-type="string">
            <text:p><text:s/>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700">
            <text:p>700</text:p>
          </table:table-cell>
          <table:table-cell office:value-type="float" office:value="8000">
            <text:p>80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99.46">
            <text:p>3099.46</text:p>
          </table:table-cell>
          <table:table-cell table:style-name="ce1" office:value-type="float" office:value="0.0955884">
            <text:p>0.0956</text:p>
          </table:table-cell>
          <table:table-cell office:value-type="float" office:value="30857.7">
            <text:p>30857.7</text:p>
          </table:table-cell>
          <table:table-cell office:value-type="float" office:value="0.655571">
            <text:p>0.656</text:p>
          </table:table-cell>
          <table:table-cell table:style-name="ce3" office:value-type="float" office:value="1.90336">
            <text:p>1.903</text:p>
          </table:table-cell>
          <table:table-cell table:style-name="ce4" office:value-type="float" office:value="142.23">
            <text:p>142.23</text:p>
          </table:table-cell>
          <table:table-cell table:number-columns-repeated="2"/>
          <table:table-cell office:value-type="string">
            <text:p><text:s/>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700">
            <text:p>700</text:p>
          </table:table-cell>
          <table:table-cell office:value-type="float" office:value="8000">
            <text:p>80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99.49">
            <text:p>3099.49</text:p>
          </table:table-cell>
          <table:table-cell table:style-name="ce1" office:value-type="float" office:value="0.100345">
            <text:p>0.1003</text:p>
          </table:table-cell>
          <table:table-cell office:value-type="float" office:value="28005.1">
            <text:p>28005.1</text:p>
          </table:table-cell>
          <table:table-cell office:value-type="float" office:value="0.657617">
            <text:p>0.658</text:p>
          </table:table-cell>
          <table:table-cell table:style-name="ce3" office:value-type="float" office:value="1.92071">
            <text:p>1.921</text:p>
          </table:table-cell>
          <table:table-cell table:style-name="ce4" office:value-type="float" office:value="135.708">
            <text:p>135.71</text:p>
          </table:table-cell>
          <table:table-cell table:number-columns-repeated="2"/>
          <table:table-cell office:value-type="string">
            <text:p><text:s/></text:p>
          </table:table-cell>
        </table:table-row>
        <table:table-row table:style-name="ro1">
          <table:table-cell table:number-columns-repeated="9"/>
          <table:table-cell table:style-name="Default"/>
          <table:table-cell table:number-columns-repeated="4"/>
          <table:table-cell office:value-type="string">
            <text:p><text:s/></text:p>
          </table:table-cell>
        </table:table-row>
        <table:table-row table:style-name="ro1">
          <table:table-cell table:number-columns-repeated="9"/>
          <table:table-cell table:style-name="Default"/>
          <table:table-cell table:number-columns-repeated="4"/>
          <table:table-cell office:value-type="string">
            <text:p><text:s/></text:p>
          </table:table-cell>
        </table:table-row>
        <table:table-row table:style-name="ro1">
          <table:table-cell table:number-columns-repeated="9"/>
          <table:table-cell table:style-name="Default"/>
          <table:table-cell table:number-columns-repeated="4"/>
          <table:table-cell office:value-type="string">
            <text:p><text:s/></text:p>
          </table:table-cell>
        </table:table-row>
        <table:table-row table:style-name="ro1">
          <table:table-cell table:number-columns-repeated="9"/>
          <table:table-cell table:style-name="Default"/>
          <table:table-cell table:number-columns-repeated="4"/>
          <table:table-cell office:value-type="string">
            <text:p><text:s/></text:p>
          </table:table-cell>
        </table:table-row>
        <table:table-row table:style-name="ro1">
          <table:table-cell table:number-columns-repeated="9"/>
          <table:table-cell table:style-name="Default"/>
          <table:table-cell table:number-columns-repeated="4"/>
          <table:table-cell office:value-type="string">
            <text:p><text:s/></text:p>
          </table:table-cell>
        </table:table-row>
        <table:table-row table:style-name="ro1">
          <table:table-cell table:number-columns-repeated="9"/>
          <table:table-cell table:style-name="Default"/>
          <table:table-cell table:number-columns-repeated="4"/>
          <table:table-cell office:value-type="string">
            <text:p><text:s/></text:p>
          </table:table-cell>
        </table:table-row>
        <table:table-row table:style-name="ro1">
          <table:table-cell table:number-columns-repeated="9"/>
          <table:table-cell table:style-name="Default"/>
          <table:table-cell table:number-columns-repeated="4"/>
          <table:table-cell office:value-type="string">
            <text:p><text:s/></text:p>
          </table:table-cell>
        </table:table-row>
        <table:table-row table:style-name="ro1">
          <table:table-cell table:number-columns-repeated="9"/>
          <table:table-cell table:style-name="Default"/>
          <table:table-cell table:number-columns-repeated="4"/>
          <table:table-cell office:value-type="string">
            <text:p><text:s/></text:p>
          </table:table-cell>
        </table:table-row>
        <table:table-row table:style-name="ro1">
          <table:table-cell table:number-columns-repeated="9"/>
          <table:table-cell table:style-name="Default"/>
          <table:table-cell table:number-columns-repeated="4"/>
          <table:table-cell office:value-type="string">
            <text:p><text:s/></text:p>
          </table:table-cell>
        </table:table-row>
        <table:table-row table:style-name="ro1">
          <table:table-cell table:number-columns-repeated="9"/>
          <table:table-cell table:style-name="Default"/>
          <table:table-cell table:number-columns-repeated="4"/>
          <table:table-cell office:value-type="string">
            <text:p><text:s/></text:p>
          </table:table-cell>
        </table:table-row>
        <table:table-row table:style-name="ro1">
          <table:table-cell table:number-columns-repeated="9"/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<text:s/></text:p>
          </table:table-cell>
        </table:table-row>
      </table:table>
      <table:table table:name="Error" table:style-name="ta1" table:print="false">
        <table:shapes>
          <draw:frame draw:z-index="0" draw:style-name="gr1" svg:width="5in" svg:height="5in" svg:x="0in" svg:y="0in">
            <draw:object draw:notify-on-update-of-ranges="Data.H1:Data.H1 Data.H2:Data.H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4" table:default-cell-style-name="Default"/>
        <table:table-row table:style-name="ro1">
          <table:table-cell/>
        </table:table-row>
      </table:table>
      <table:table table:name="S" table:style-name="ta1" table:print="false">
        <table:shapes>
          <draw:frame draw:z-index="0" draw:style-name="gr1" svg:width="5in" svg:height="5in" svg:x="0in" svg:y="0in">
            <draw:object draw:notify-on-update-of-ranges="Data.I1:Data.I1 Data.I2:Data.I2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4" table:default-cell-style-name="Default"/>
        <table:table-row table:style-name="ro1">
          <table:table-cell/>
        </table:table-row>
      </table:table>
      <table:table table:name="S over S + B" table:style-name="ta1" table:print="false">
        <table:shapes>
          <draw:frame draw:z-index="0" draw:style-name="gr1" svg:width="5in" svg:height="5in" svg:x="0in" svg:y="0in">
            <draw:object draw:notify-on-update-of-ranges="Data.J1:Data.J1 Data.J1:Data.J2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4" table:default-cell-style-name="Default"/>
        <table:table-row table:style-name="ro1">
          <table:table-cell/>
        </table:table-row>
      </table:table>
      <table:table table:name="S over B" table:style-name="ta1" table:print="false">
        <table:shapes>
          <draw:frame draw:z-index="0" draw:style-name="gr1" svg:width="5in" svg:height="5in" svg:x="0in" svg:y="0in">
            <draw:object draw:notify-on-update-of-ranges="Data.K1:Data.K1 Data.K2:Data.K22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4" table:default-cell-style-name="Default"/>
        <table:table-row table:style-name="ro1">
          <table:table-cell/>
        </table:table-row>
      </table:table>
      <table:table table:name="S over sqrt(S+B)" table:style-name="ta1" table:print="false">
        <table:shapes>
          <draw:frame draw:z-index="0" draw:style-name="gr1" svg:width="5in" svg:height="5in" svg:x="0in" svg:y="0in">
            <draw:object draw:notify-on-update-of-ranges="Data.L1:Data.L1 Data.L2:Data.L22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4" table:default-cell-style-name="Default"/>
        <table:table-row table:style-name="ro1">
          <table:table-cell/>
        </table:table-row>
      </table:table>
      <table:named-expressions>
        <table:named-range table:name="BB" table:base-cell-address="$Data.$B$1" table:cell-range-address="$Data.$B$2:.$B$6553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LGC San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1" number:min-integer-digits="1"/>
    </number:number-style>
    <style:style style:name="Default" style:family="table-cell">
      <style:text-properties style:font-name-complex="DejaVu LGC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2">02/22/2013</text:date>, <text:time>15:32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3-02-22T15:32:22</dc:date>
    <dc:creator>Jack Wimberley</dc:creator>
    <meta:generator>OpenOffice.org/3.1$Unix OpenOffice.org_project/310m19$Build-9420</meta:generator>
    <meta:editing-duration>PT01H02M41S</meta:editing-duration>
    <meta:editing-cycles>5</meta:editing-cycles>
    <meta:document-statistic meta:table-count="6" meta:cell-count="174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8">
      <number:number number:decimal-places="4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auto-position="true" chart:auto-size="true" chart:treat-empty-cells="ignor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8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12.701cm" svg:height="12.701cm" chart:class="chart:scatter" chart:style-name="ch1">
        <chart:legend chart:legend-position="end" svg:x="11.162cm" svg:y="6.068cm" chart:style-name="ch2"/>
        <chart:plot-area chart:style-name="ch3" table:cell-range-address="Data.H1:Data.H22" chart:data-source-has-labels="row" svg:x="0.254cm" svg:y="0.254cm" svg:width="10.655cm" svg:height="11.939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a.H2:Data.H22" chart:label-cell-address="Data.H1:Data.H1" chart:class="chart:scatte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ata.H1:Data.H1">Erro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702188">
                <text:p text:id="Data.H2:Data.H22">0.070218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722337">
                <text:p>0.07223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745254">
                <text:p>0.07452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69987">
                <text:p>0.07699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795141">
                <text:p>0.07951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822919">
                <text:p>0.08229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853894">
                <text:p>0.08538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83591">
                <text:p>0.08835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16434">
                <text:p>0.09164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55884">
                <text:p>0.09558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00345">
                <text:p>0.1003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auto-position="true" chart:auto-size="true" chart:treat-empty-cells="ignor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12.701cm" svg:height="12.701cm" chart:class="chart:scatter" chart:style-name="ch1">
        <chart:legend chart:legend-position="end" svg:x="11.585cm" svg:y="6.068cm" chart:style-name="ch2"/>
        <chart:plot-area chart:style-name="ch3" table:cell-range-address="Data.I1:Data.I22" chart:data-source-has-labels="row" svg:x="0.254cm" svg:y="0.254cm" svg:width="11.078cm" svg:height="11.939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.I2:Data.I22" chart:label-cell-address="Data.I1:Data.I1" chart:class="chart:scatter"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ata.I1:Data.I1">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1248.3">
                <text:p text:id="Data.I2:Data.I22">61248.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5376.8">
                <text:p>55376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1741.2">
                <text:p>51741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8168.1">
                <text:p>48168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045.3">
                <text:p>45045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068.1">
                <text:p>42068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091.9">
                <text:p>39091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403.9">
                <text:p>36403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706.6">
                <text:p>33706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857.7">
                <text:p>30857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005.1">
                <text:p>28005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auto-position="true" chart:auto-size="true" chart:treat-empty-cells="ignor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12.701cm" svg:height="12.701cm" chart:class="chart:scatter" chart:style-name="ch1">
        <chart:legend chart:legend-position="end" svg:x="10.712cm" svg:y="6.068cm" chart:style-name="ch2"/>
        <chart:plot-area chart:style-name="ch3" table:cell-range-address="Data.J1:Data.J22" chart:data-source-has-labels="row" svg:x="0.254cm" svg:y="0.254cm" svg:width="10.205cm" svg:height="11.939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.J1:Data.J22" chart:label-cell-address="Data.J1:Data.J1" chart:class="chart:scatter">
            <chart:data-point chart:repeated="2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ata.J1:Data.J1">S/(S+B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 text:id="Data.J1:Data.J22"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00896">
                <text:p>0.6008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32272">
                <text:p>0.6322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37867">
                <text:p>0.6378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38986">
                <text:p>0.6389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42009">
                <text:p>0.6420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44743">
                <text:p>0.6447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46297">
                <text:p>0.6462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4978">
                <text:p>0.649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53191">
                <text:p>0.6531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55571">
                <text:p>0.6555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57617">
                <text:p>0.6576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auto-position="true" chart:auto-size="true" chart:treat-empty-cells="ignor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12.701cm" svg:height="12.701cm" chart:class="chart:scatter" chart:style-name="ch1">
        <chart:legend chart:legend-position="end" svg:x="11.294cm" svg:y="6.068cm" chart:style-name="ch2"/>
        <chart:plot-area chart:style-name="ch3" table:cell-range-address="Data.K1:Data.K22" chart:data-source-has-labels="row" svg:x="0.254cm" svg:y="0.254cm" svg:width="10.787cm" svg:height="11.939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a.K2:Data.K22" chart:label-cell-address="Data.K1:Data.K1" chart:class="chart:scatte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ata.K1:Data.K1">S/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50561">
                <text:p text:id="Data.K2:Data.K22">1.5056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7194">
                <text:p>1.71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76141">
                <text:p>1.761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76998">
                <text:p>1.769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79337">
                <text:p>1.793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81486">
                <text:p>1.814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82723">
                <text:p>1.827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85535">
                <text:p>1.855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88343">
                <text:p>1.883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90336">
                <text:p>1.903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92071">
                <text:p>1.920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auto-position="true" chart:auto-size="true" chart:treat-empty-cells="ignor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2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12.701cm" svg:height="12.701cm" chart:class="chart:scatter" chart:style-name="ch1">
        <chart:legend chart:legend-position="end" svg:x="10.236cm" svg:y="6.068cm" chart:style-name="ch2"/>
        <chart:plot-area chart:style-name="ch3" table:cell-range-address="Data.L1:Data.L22" chart:data-source-has-labels="row" svg:x="0.254cm" svg:y="0.254cm" svg:width="9.729cm" svg:height="11.939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a.L2:Data.L22" chart:label-cell-address="Data.L1:Data.L1" chart:class="chart:scatte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ata.L1:Data.L1">S/sqrt(S+B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1.843">
                <text:p text:id="Data.L2:Data.L22">191.84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7.118">
                <text:p>187.1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1.67">
                <text:p>181.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5.439">
                <text:p>175.4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0.057">
                <text:p>170.0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4.691">
                <text:p>164.6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8.95">
                <text:p>158.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3.8">
                <text:p>153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8.381">
                <text:p>148.3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2.23">
                <text:p>142.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5.708">
                <text:p>135.7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